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1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00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8" style:family="graphic" style:parent-style-name="standard">
      <style:graphic-properties draw:stroke="none" draw:fill="none" fo:min-height="0.988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8pt" fo:language="en" fo:country="G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8pt" fo:language="en" fo:country="G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language="en" fo:country="GB"/>
    </style:style>
    <style:style style:name="T4" style:family="text">
      <style:text-properties style:text-position="-33% 58%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44cm" svg:height="3.135cm" svg:x="2.135cm" svg:y="6.0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.041cm" svg:height="1.114cm" svg:x="23.135cm" svg:y="7.035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connector draw:style-name="gr3" draw:text-style-name="P3" draw:layer="layout" svg:x1="14.235cm" svg:y1="5.816cm" svg:x2="12.581cm" svg:y2="6.883cm" svg:d="M14235 5816h-1654v1067" svg:viewBox="0 0 1655 1068">
          <text:p/>
        </draw:connector>
        <draw:connector draw:style-name="gr3" draw:text-style-name="P1" draw:layer="layout" svg:x1="15.868cm" svg:y1="5.769cm" svg:x2="17.535cm" svg:y2="6.835cm" svg:d="M15868 5769h1667v1066" svg:viewBox="0 0 1668 1067">
          <text:p/>
        </draw:connector>
        <draw:connector draw:style-name="gr3" draw:text-style-name="P3" draw:layer="layout" svg:x1="18.993cm" svg:y1="5.769cm" svg:x2="17.535cm" svg:y2="6.835cm" svg:d="M18993 5769h-1458v1066" svg:viewBox="0 0 1459 1067">
          <text:p/>
        </draw:connector>
        <draw:connector draw:style-name="gr3" draw:text-style-name="P1" draw:layer="layout" svg:x1="20.633cm" svg:y1="5.735cm" svg:x2="22.035cm" svg:y2="6.391cm" svg:d="M20633 5735h1402v656" svg:viewBox="0 0 1403 657">
          <text:p/>
        </draw:connector>
        <draw:g>
          <draw:custom-shape draw:style-name="gr4" draw:text-style-name="P3" draw:layer="layout" svg:width="2.153cm" svg:height="2.573cm" svg:x="20.982cm" svg:y="6.2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4" draw:layer="layout" svg:x1="22.056cm" svg:y1="7.009cm" svg:x2="22.056cm" svg:y2="8.274cm">
            <text:p/>
          </draw:line>
        </draw:g>
        <draw:connector draw:style-name="gr3" draw:text-style-name="P3" draw:layer="layout" draw:line-skew="0.673cm" svg:x1="22.035cm" svg:y1="8.671cm" svg:x2="20.67cm" svg:y2="9.635cm" svg:d="M22035 8671h-9v964h-1356" svg:viewBox="0 0 1366 965">
          <text:p/>
        </draw:connector>
        <draw:custom-shape draw:style-name="gr6" draw:text-style-name="P3" draw:layer="layout" svg:width="1.675cm" svg:height="0.551cm" draw:transform="rotate (1.5707963267949) translate (17.235cm 8.5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477cm" svg:y1="8.476cm" svg:x2="19.035cm" svg:y2="9.635cm" svg:d="M17477 8476v1159h1558" svg:viewBox="0 0 1559 1160">
          <text:p/>
        </draw:connector>
        <draw:connector draw:style-name="gr3" draw:text-style-name="P1" draw:layer="layout" svg:x1="22.035cm" svg:y1="8.761cm" svg:x2="21.966cm" svg:y2="10.535cm" svg:d="M22035 8761v863h-69v911" svg:viewBox="0 0 70 1775">
          <text:p/>
        </draw:connector>
        <draw:g>
          <draw:line draw:style-name="gr7" draw:text-style-name="P5" draw:layer="layout" svg:x1="21.975cm" svg:y1="10.508cm" svg:x2="21.975cm" svg:y2="11.082cm">
            <text:p/>
          </draw:line>
          <draw:line draw:style-name="gr7" draw:text-style-name="P5" draw:layer="layout" svg:x1="21.214cm" svg:y1="11.087cm" svg:x2="22.734cm" svg:y2="11.087cm">
            <text:p/>
          </draw:line>
          <draw:line draw:style-name="gr7" draw:text-style-name="P5" draw:layer="layout" svg:x1="21.215cm" svg:y1="11.664cm" svg:x2="22.735cm" svg:y2="11.664cm">
            <text:p/>
          </draw:line>
          <draw:line draw:style-name="gr7" draw:text-style-name="P5" draw:layer="layout" svg:x1="21.975cm" svg:y1="11.661cm" svg:x2="21.975cm" svg:y2="12.235cm">
            <text:p/>
          </draw:line>
        </draw:g>
        <draw:connector draw:style-name="gr3" draw:text-style-name="P3" draw:layer="layout" draw:line-skew="0.239cm" svg:x1="21.935cm" svg:y1="12.235cm" svg:x2="17.461cm" svg:y2="12.772cm" svg:d="M21935 12235v1277h-4474v-740" svg:viewBox="0 0 4475 1278">
          <text:p/>
        </draw:connector>
        <draw:custom-shape draw:style-name="gr8" draw:text-style-name="P6" draw:layer="layout" svg:width="2.153cm" svg:height="2.573cm" svg:x="16.382cm" svg:y="10.362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5.835cm" svg:y1="9.635cm" svg:x2="17.494cm" svg:y2="10.429cm" svg:d="M15835 9635h1659v794" svg:viewBox="0 0 1660 795">
          <text:p/>
        </draw:connector>
        <draw:custom-shape draw:style-name="gr6" draw:text-style-name="P3" draw:layer="layout" svg:width="1.675cm" svg:height="0.551cm" svg:x="14.235cm" svg:y="9.2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75cm" svg:height="0.551cm" svg:x="14.235cm" svg:y="5.4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675cm" svg:height="0.551cm" svg:x="19.035cm" svg:y="9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675cm" svg:height="0.551cm" svg:x="18.96cm" svg:y="5.4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842cm" svg:height="1.843cm" svg:x="11.635cm" svg:y="6.835cm">
          <text:p text:style-name="P1"><text:span text:style-name="T3">+</text:span></text:p>
          <text:p text:style-name="P1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2.581cm" svg:y1="8.635cm" svg:x2="14.235cm" svg:y2="9.625cm" svg:d="M12581 8635v990h1654" svg:viewBox="0 0 1655 991">
          <text:p/>
        </draw:connector>
        <draw:connector draw:style-name="gr3" draw:text-style-name="P1" draw:layer="layout" svg:x1="12.576cm" svg:y1="10.801cm" svg:x2="14.235cm" svg:y2="9.635cm" svg:d="M12576 10801v-1166h1659" svg:viewBox="0 0 1660 1167">
          <text:p/>
        </draw:connector>
        <draw:custom-shape draw:style-name="gr6" draw:text-style-name="P3" draw:layer="layout" svg:width="1.675cm" svg:height="0.551cm" draw:transform="rotate (1.5707963267949) translate (12.284cm 12.31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535cm" svg:y1="12.276cm" svg:x2="14.193cm" svg:y2="13.535cm" svg:d="M12535 12276v1259h1658" svg:viewBox="0 0 1659 1260">
          <text:p/>
        </draw:connector>
        <draw:connector draw:style-name="gr3" draw:text-style-name="P1" draw:layer="layout" svg:x1="15.835cm" svg:y1="13.535cm" svg:x2="17.495cm" svg:y2="12.802cm" svg:d="M15835 13535h1660v-733" svg:viewBox="0 0 1661 734">
          <text:p/>
        </draw:connector>
        <draw:custom-shape draw:style-name="gr6" draw:text-style-name="P3" draw:layer="layout" svg:width="1.675cm" svg:height="0.551cm" svg:x="14.16cm" svg:y="13.284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2.606cm" svg:y1="9.637cm" svg:x2="11.335cm" svg:y2="9.735cm" svg:d="M12606 9637h-1271v98" svg:viewBox="0 0 1272 99">
          <text:p/>
        </draw:connector>
        <draw:g>
          <draw:line draw:style-name="gr11" draw:text-style-name="P5" draw:layer="layout" svg:x1="11.934cm" svg:y1="10.194cm" svg:x2="10.709cm" svg:y2="10.205cm">
            <text:p/>
          </draw:line>
          <draw:line draw:style-name="gr11" draw:text-style-name="P5" draw:layer="layout" svg:x1="11.935cm" svg:y1="10.188cm" svg:x2="10.71cm" svg:y2="10.199cm">
            <text:p/>
          </draw:line>
          <draw:line draw:style-name="gr11" draw:text-style-name="P5" draw:layer="layout" svg:x1="11.044cm" svg:y1="10.44cm" svg:x2="11.653cm" svg:y2="10.44cm">
            <text:p/>
          </draw:line>
          <draw:line draw:style-name="gr11" draw:text-style-name="P5" draw:layer="layout" svg:x1="11.208cm" svg:y1="10.651cm" svg:x2="11.501cm" svg:y2="10.651cm">
            <text:p/>
          </draw:line>
          <draw:line draw:style-name="gr11" draw:text-style-name="P5" draw:layer="layout" svg:x1="11.338cm" svg:y1="10.179cm" svg:x2="11.343cm" svg:y2="9.635cm">
            <text:p/>
          </draw:line>
        </draw:g>
        <draw:custom-shape draw:style-name="gr12" draw:text-style-name="P1" draw:layer="layout" svg:width="0.234cm" svg:height="0.258cm" svg:x="21.901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34cm" svg:height="0.258cm" svg:x="17.401cm" svg:y="5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12.435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21.835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17.335cm" svg:y="13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12.435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12.435cm" svg:y="1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21.901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34cm" svg:height="0.258cm" svg:x="17.335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0.853cm" svg:height="0.962cm" svg:x="11.335cm" svg:y="4.635cm">
          <draw:text-box>
            <text:p>1</text:p>
          </draw:text-box>
        </draw:frame>
        <draw:frame draw:style-name="gr14" draw:text-style-name="P7" draw:layer="layout" svg:width="0.853cm" svg:height="0.962cm" svg:x="17.035cm" svg:y="4.535cm">
          <draw:text-box>
            <text:p>2</text:p>
          </draw:text-box>
        </draw:frame>
        <draw:frame draw:style-name="gr14" draw:text-style-name="P7" draw:layer="layout" svg:width="0.853cm" svg:height="0.962cm" svg:x="21.682cm" svg:y="4.573cm">
          <draw:text-box>
            <text:p>3</text:p>
          </draw:text-box>
        </draw:frame>
        <draw:frame draw:style-name="gr14" draw:text-style-name="P7" draw:layer="layout" svg:width="0.853cm" svg:height="0.962cm" svg:x="22.482cm" svg:y="9.173cm">
          <draw:text-box>
            <text:p>6</text:p>
          </draw:text-box>
        </draw:frame>
        <draw:frame draw:style-name="gr14" draw:text-style-name="P7" draw:layer="layout" svg:width="0.853cm" svg:height="0.962cm" svg:x="17.482cm" svg:y="8.835cm">
          <draw:text-box>
            <text:p>5</text:p>
          </draw:text-box>
        </draw:frame>
        <draw:frame draw:style-name="gr14" draw:text-style-name="P7" draw:layer="layout" svg:width="0.853cm" svg:height="0.962cm" svg:x="17.282cm" svg:y="13.773cm">
          <draw:text-box>
            <text:p>8</text:p>
          </draw:text-box>
        </draw:frame>
        <draw:frame draw:style-name="gr14" draw:text-style-name="P7" draw:layer="layout" svg:width="0.853cm" svg:height="0.962cm" svg:x="11.582cm" svg:y="13.573cm">
          <draw:text-box>
            <text:p>7</text:p>
          </draw:text-box>
        </draw:frame>
        <draw:frame draw:style-name="gr15" draw:text-style-name="P7" draw:layer="layout" svg:width="1.162cm" svg:height="1.114cm" svg:x="11.035cm" svg:y="11.221cm">
          <draw:text-box>
            <text:p>R<text:span text:style-name="T4">6</text:span></text:p>
          </draw:text-box>
        </draw:frame>
        <draw:frame draw:style-name="gr15" draw:text-style-name="P7" draw:layer="layout" svg:width="1.162cm" svg:height="1.114cm" svg:x="14.335cm" svg:y="13.935cm">
          <draw:text-box>
            <text:p>R<text:span text:style-name="T4">7</text:span></text:p>
          </draw:text-box>
        </draw:frame>
        <draw:frame draw:style-name="gr15" draw:text-style-name="P7" draw:layer="layout" svg:width="1.162cm" svg:height="1.114cm" svg:x="20.973cm" svg:y="11.635cm">
          <draw:text-box>
            <text:p>C</text:p>
          </draw:text-box>
        </draw:frame>
        <draw:frame draw:style-name="gr16" draw:text-style-name="P7" draw:layer="layout" svg:width="1.162cm" svg:height="1.114cm" svg:x="14.373cm" svg:y="9.735cm">
          <draw:text-box>
            <text:p>R<text:span text:style-name="T4">4</text:span></text:p>
          </draw:text-box>
        </draw:frame>
        <draw:frame draw:style-name="gr15" draw:text-style-name="P7" draw:layer="layout" svg:width="1.162cm" svg:height="1.114cm" svg:x="14.473cm" svg:y="5.835cm">
          <draw:text-box>
            <text:p>R<text:span text:style-name="T4">1</text:span></text:p>
          </draw:text-box>
        </draw:frame>
        <draw:frame draw:style-name="gr15" draw:text-style-name="P7" draw:layer="layout" svg:width="1.162cm" svg:height="1.114cm" svg:x="19.173cm" svg:y="5.835cm">
          <draw:text-box>
            <text:p>R<text:span text:style-name="T4">2</text:span></text:p>
          </draw:text-box>
        </draw:frame>
        <draw:frame draw:style-name="gr15" draw:text-style-name="P7" draw:layer="layout" svg:width="1.162cm" svg:height="1.114cm" svg:x="17.635cm" svg:y="7.221cm">
          <draw:text-box>
            <text:p>R<text:span text:style-name="T4">3</text:span></text:p>
          </draw:text-box>
        </draw:frame>
        <draw:frame draw:style-name="gr17" draw:text-style-name="P2" draw:layer="layout" svg:width="3.219cm" svg:height="1.114cm" svg:x="17.835cm" svg:y="11.921cm">
          <draw:text-box>
            <text:p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1"> </text:span></text:p>
          </draw:text-box>
        </draw:frame>
        <draw:frame draw:style-name="gr18" draw:text-style-name="P8" draw:layer="layout" svg:width="0.992cm" svg:height="1.238cm" svg:x="13.135cm" svg:y="10.935cm">
          <draw:text-box>
            <text:p><text:span text:style-name="T5">I</text:span><text:span text:style-name="T6">d</text:span></text:p>
          </draw:text-box>
        </draw:frame>
        <draw:line draw:style-name="gr19" draw:text-style-name="P5" draw:layer="layout" svg:x1="13.135cm" svg:y1="10.735cm" svg:x2="13.135cm" svg:y2="12.622cm">
          <text:p/>
        </draw:line>
        <draw:line draw:style-name="gr19" draw:text-style-name="P5" draw:layer="layout" svg:x1="23.135cm" svg:y1="10.548cm" svg:x2="23.135cm" svg:y2="12.435cm">
          <text:p/>
        </draw:line>
        <draw:frame draw:style-name="gr20" draw:text-style-name="P2" draw:layer="layout" svg:width="1.069cm" svg:height="1.114cm" svg:x="23.266cm" svg:y="10.921cm">
          <draw:text-box>
            <text:p><text:span text:style-name="T1">I</text:span><text:span text:style-name="T2">c</text:span></text:p>
          </draw:text-box>
        </draw:frame>
        <draw:frame draw:style-name="gr21" draw:text-style-name="P7" draw:layer="layout" svg:width="1.128cm" svg:height="2.536cm" svg:x="16.235cm" svg:y="6.499cm">
          <draw:text-box>
            <text:p>+</text:p>
            <text:p>V<text:span text:style-name="T4">b</text:span></text:p>
            <text:p>-</text:p>
          </draw:text-box>
        </draw:frame>
        <draw:frame draw:style-name="gr15" draw:text-style-name="P7" draw:layer="layout" svg:width="1.162cm" svg:height="1.114cm" svg:x="19.273cm" svg:y="9.835cm">
          <draw:text-box>
            <text:p>R<text:span text:style-name="T4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8T01:37:29.340389808</meta:creation-date>
    <dc:date>2021-04-08T03:52:21.988851327</dc:date>
    <meta:editing-duration>PT6M6S</meta:editing-duration>
    <meta:editing-cycles>2</meta:editing-cycles>
    <meta:generator>LibreOffice/6.0.7.3$Linux_X86_64 LibreOffice_project/00m0$Build-3</meta:generator>
    <meta:document-statistic meta:object-count="69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